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4.6mm" fo:break-before="auto" style:use-optimal-row-height="true"/>
    </style:style>
    <style:style style:name="ro12" style:family="table-row">
      <style:table-row-properties style:row-height="12.75mm" fo:break-before="auto" style:use-optimal-row-height="true"/>
    </style:style>
    <style:style style:name="ro13" style:family="table-row">
      <style:table-row-properties style:row-height="4.59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21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1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3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26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office:value-type="string" calcext:value-type="string">
            <text:p>TODO →</text:p>
          </table:table-cell>
          <table:table-cell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 table:number-rows-repeated="1048477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09:05:39.61456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07T17:48:17.916438292</dc:date>
    <meta:editing-duration>P8DT18H27M41S</meta:editing-duration>
    <meta:editing-cycles>129</meta:editing-cycles>
    <meta:document-statistic meta:table-count="2" meta:cell-count="301" meta:object-count="0"/>
  </office:meta>
</office:document-meta>
</file>